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B4000000DEE3166B9A36756116.png" manifest:media-type="image/png"/>
  <manifest:file-entry manifest:full-path="Pictures/1000000100000423000000E93867974EFE40DDAA.png" manifest:media-type="image/png"/>
  <manifest:file-entry manifest:full-path="Pictures/10000001000007820000043A95B6061258D6EF7F.png" manifest:media-type="image/png"/>
  <manifest:file-entry manifest:full-path="Pictures/100000010000005800000013EE9B41654B57CD5A.png" manifest:media-type="image/png"/>
  <manifest:file-entry manifest:full-path="Pictures/10000001000007820000043A58AFF43BD9CFCAB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292cm" fo:min-width="1.068cm" fo:padding-top="0.142cm" fo:padding-bottom="0.142cm" fo:padding-left="0.267cm" fo:padding-right="0.267cm"/>
    </style:style>
    <style:style style:name="gr3" style:family="graphic" style:parent-style-name="objectwithoutfill">
      <style:graphic-properties draw:stroke="dash" draw:stroke-dash="Dash" svg:stroke-width="0.035cm" svg:stroke-color="#ffff00" draw:marker-start-width="0.252cm" draw:marker-end="Arrowheads_20_4" draw:marker-end-width="0.352cm" svg:stroke-linecap="butt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ffff00" draw:marker-start-width="0.252cm" draw:marker-end-width="0.252cm" draw:fill="none" draw:textarea-vertical-align="middle" draw:auto-grow-height="false" fo:min-height="0.258cm" fo:min-width="0cm" fo:padding-top="0.142cm" fo:padding-bottom="0.142cm" fo:padding-left="0.267cm" fo:padding-right="0.267cm" fo:wrap-option="wrap"/>
    </style:style>
    <style:style style:name="gr5" style:family="graphic" style:parent-style-name="standard">
      <style:graphic-properties svg:stroke-width="0.035cm" svg:stroke-color="#ffff00" draw:marker-start-width="0.252cm" draw:marker-end-width="0.252cm" draw:fill="none" draw:textarea-vertical-align="middle" draw:auto-grow-height="false" fo:min-height="0.212cm" fo:min-width="0cm" fo:padding-top="0.142cm" fo:padding-bottom="0.142cm" fo:padding-left="0.267cm" fo:padding-right="0.267cm" fo:wrap-option="wrap"/>
    </style:style>
    <style:style style:name="gr6" style:family="graphic" style:parent-style-name="objectwithoutfill">
      <style:graphic-properties svg:stroke-width="0.035cm" svg:stroke-color="#ffff00" draw:marker-start="" draw:marker-start-width="0.252cm" draw:marker-end="Arrowheads_20_4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svg:stroke-color="#ffff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176cm" fo:min-width="0cm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0" style:family="graphic" style:parent-style-name="standard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31cm" fo:min-width="1.086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142cm" fo:min-width="0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438cm" fo:min-width="2.066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826cm"/>
      <style:paragraph-properties style:writing-mode="lr-tb"/>
    </style:style>
    <style:style style:name="gr15" style:family="graphic" style:parent-style-name="objectwithoutfill">
      <style:graphic-properties svg:stroke-width="0.035cm" svg:stroke-color="#ffff00" draw:marker-start-width="0.252cm" draw:marker-end="Arrowheads_20_4" draw:marker-end-width="0.254cm" draw:fill="none" draw:textarea-vertical-align="middle" fo:padding-top="0.142cm" fo:padding-bottom="0.142cm" fo:padding-left="0.267cm" fo:padding-right="0.267cm" draw:shadow-offset-x="0.203cm" draw:shadow-offset-y="0.203cm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8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4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73cm"/>
      <style:paragraph-properties style:writing-mode="lr-tb"/>
    </style:style>
    <style:style style:name="gr20" style:family="graphic" style:parent-style-name="objectwithoutfill">
      <style:graphic-properties draw:stroke="solid" svg:stroke-width="0.035cm" svg:stroke-color="#ffff00" draw:marker-start-width="0.252cm" draw:marker-end="Arrowheads_20_4" draw:marker-end-width="0.203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ffff00" loext:opacity="100%"/>
    </style:style>
    <style:style style:name="P3" style:family="paragraph">
      <loext:graphic-properties draw:fill="none" draw:fill-color="#ffffff"/>
      <style:paragraph-properties style:writing-mode="lr-tb"/>
      <style:text-properties fo:color="#ffff00" loext:opacity="100%"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  <style:text-properties fo:color="#ffff00" loext:opacity="100%" fo:font-size="14pt" style:font-size-asian="14pt" style:font-size-complex="14pt"/>
    </style:style>
    <style:style style:name="T1" style:family="text">
      <style:text-properties fo:color="#ffff00" loext:opacity="100%"/>
    </style:style>
    <style:style style:name="T2" style:family="text">
      <style:text-properties fo:color="#ffff00" loext:opacity="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3.838cm" svg:height="19.049cm" svg:x="0.028cm" svg:y="0.027cm">
          <draw:image xlink:href="Pictures/10000001000007820000043A58AFF43BD9CFCABA.png" xlink:type="simple" xlink:show="embed" xlink:actuate="onLoad" draw:mime-type="image/png">
            <text:p/>
          </draw:image>
        </draw:frame>
        <draw:custom-shape draw:style-name="gr2" draw:text-style-name="P1" draw:layer="Layer4" svg:width="1.62cm" svg:height="0.594cm" svg:x="25.641cm" svg:y="10.937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er4" svg:x1="4.131cm" svg:y1="8.589cm" svg:x2="28.02cm" svg:y2="5.319cm">
          <text:p/>
        </draw:line>
        <draw:custom-shape draw:style-name="gr4" draw:text-style-name="P1" draw:layer="Layer4" svg:width="0.163cm" svg:height="0.59cm" svg:x="26.698cm" svg:y="9.79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" draw:text-style-name="P1" draw:layer="Layer4" svg:width="0.163cm" svg:height="0.59cm" draw:transform="rotate (-3.14159265358979) translate (31.572cm 10.314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line draw:style-name="gr6" draw:text-style-name="P1" draw:layer="Layer4" svg:x1="24.38cm" svg:y1="10.073cm" svg:x2="16.369cm" svg:y2="14.48cm">
          <text:p/>
        </draw:line>
        <draw:line draw:style-name="gr7" draw:text-style-name="P1" draw:layer="Layer4" svg:x1="26.579cm" svg:y1="10.069cm" svg:x2="24.37cm" svg:y2="10.069cm">
          <text:p/>
        </draw:line>
        <draw:custom-shape draw:style-name="gr8" draw:text-style-name="P1" draw:layer="Layer4" svg:width="0.495cm" svg:height="0.426cm" svg:x="5.984cm" svg:y="11.702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er4" svg:width="0.853cm" svg:height="0.962cm" svg:x="5.798cm" svg:y="11.977cm">
          <draw:text-box>
            <text:p><text:span text:style-name="T1">1</text:span></text:p>
          </draw:text-box>
        </draw:frame>
        <draw:frame draw:style-name="gr1" draw:text-style-name="P1" draw:layer="layout" svg:width="2.327cm" svg:height="0.502cm" svg:x="28.006cm" svg:y="9.244cm">
          <draw:image xlink:href="Pictures/100000010000005800000013EE9B41654B57CD5A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1" draw:text-style-name="P1" draw:layer="layout" svg:width="33.838cm" svg:height="19.049cm" svg:x="0.022cm" svg:y="0cm">
          <draw:image xlink:href="Pictures/10000001000007820000043A95B6061258D6EF7F.png" xlink:type="simple" xlink:show="embed" xlink:actuate="onLoad" draw:mime-type="image/png">
            <text:p/>
          </draw:image>
        </draw:frame>
        <draw:custom-shape draw:style-name="gr10" draw:text-style-name="P1" draw:layer="Layer4" svg:width="1.62cm" svg:height="0.594cm" svg:x="25.63cm" svg:y="10.8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er4" svg:x1="4.131cm" svg:y1="8.589cm" svg:x2="27.94cm" svg:y2="5.292cm">
          <text:p/>
        </draw:line>
        <draw:custom-shape draw:style-name="gr4" draw:text-style-name="P1" draw:layer="Layer4" svg:width="0.163cm" svg:height="0.59cm" svg:x="26.725cm" svg:y="9.726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" draw:text-style-name="P1" draw:layer="Layer4" svg:width="0.163cm" svg:height="0.59cm" draw:transform="rotate (-3.14159265358979) translate (31.561cm 10.311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line draw:style-name="gr6" draw:text-style-name="P1" draw:layer="Layer4" svg:x1="24.402cm" svg:y1="10cm" svg:x2="17.156cm" svg:y2="13.197cm">
          <text:p/>
        </draw:line>
        <draw:line draw:style-name="gr7" draw:text-style-name="P1" draw:layer="Layer4" svg:x1="26.606cm" svg:y1="10.005cm" svg:x2="24.397cm" svg:y2="10.005cm">
          <text:p/>
        </draw:line>
        <draw:g>
          <draw:custom-shape draw:style-name="gr11" draw:text-style-name="P1" draw:layer="Layer4" svg:width="0.495cm" svg:height="0.426cm" svg:x="5.99cm" svg:y="11.69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2" draw:layer="Layer4" svg:width="0.853cm" svg:height="0.962cm" svg:x="5.804cm" svg:y="11.965cm">
            <draw:text-box>
              <text:p><text:span text:style-name="T1">1</text:span></text:p>
            </draw:text-box>
          </draw:frame>
        </draw:g>
        <draw:frame draw:style-name="gr1" draw:text-style-name="P1" draw:layer="layout" svg:width="2.327cm" svg:height="0.502cm" svg:x="27.999cm" svg:y="9.218cm">
          <draw:image xlink:href="Pictures/100000010000005800000013EE9B41654B57CD5A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1" draw:text-style-name="P1" draw:layer="Layer4" svg:width="28.018cm" svg:height="6.164cm" svg:x="4.67cm" svg:y="6.999cm">
          <draw:image xlink:href="Pictures/1000000100000423000000E93867974EFE40DDAA.png" xlink:type="simple" xlink:show="embed" xlink:actuate="onLoad" draw:mime-type="image/png">
            <text:p/>
          </draw:image>
        </draw:frame>
        <draw:custom-shape draw:style-name="gr12" draw:text-style-name="P1" draw:layer="Layer4" svg:width="2.566cm" svg:height="0.688cm" svg:x="19.87cm" svg:y="7.726cm">
          <text:p/>
          <draw:enhanced-geometry svg:viewBox="0 0 21600 21600" draw:type="rectangle" draw:enhanced-path="M 0 0 L 21600 0 21600 21600 0 21600 0 0 Z N"/>
        </draw:custom-shape>
        <draw:frame draw:style-name="gr13" draw:text-style-name="P3" draw:layer="Layer4" svg:width="3.618cm" svg:height="0.806cm" svg:x="22.489cm" svg:y="7.621cm">
          <draw:text-box>
            <text:p><text:span text:style-name="T2">Timeline Zone</text:span></text:p>
          </draw:text-box>
        </draw:frame>
        <draw:frame draw:style-name="gr14" draw:text-style-name="P3" draw:layer="Layer4" svg:width="3.326cm" svg:height="0.806cm" svg:x="7.365cm" svg:y="10.58cm">
          <draw:text-box>
            <text:p><text:span text:style-name="T2">Active tracks</text:span></text:p>
          </draw:text-box>
        </draw:frame>
        <draw:line draw:style-name="gr15" draw:text-style-name="P1" draw:layer="Layer4" svg:x1="7.578cm" svg:y1="10.876cm" svg:x2="6.706cm" svg:y2="8.904cm">
          <text:p/>
        </draw:line>
        <draw:line draw:style-name="gr15" draw:text-style-name="P1" draw:layer="Layer4" svg:x1="7.564cm" svg:y1="10.929cm" svg:x2="6.76cm" svg:y2="10.335cm">
          <text:p/>
        </draw:line>
        <draw:line draw:style-name="gr15" draw:text-style-name="P1" draw:layer="Layer4" svg:x1="7.559cm" svg:y1="10.999cm" svg:x2="6.738cm" svg:y2="11.469cm">
          <text:p/>
        </draw:line>
      </draw:page>
      <draw:page draw:name="page4" draw:style-name="dp1" draw:master-page-name="Default">
        <draw:frame draw:style-name="gr16" draw:text-style-name="P5" draw:layer="layout" svg:width="4.762cm" svg:height="5.873cm" svg:x="10.081cm" svg:y="6.694cm">
          <draw:image xlink:href="Pictures/10000001000000B4000000DEE3166B9A36756116.png" xlink:type="simple" xlink:show="embed" xlink:actuate="onLoad" draw:mime-type="image/png">
            <text:p text:style-name="P4"><text:span text:style-name="T2"/></text:p>
          </draw:image>
        </draw:frame>
        <draw:frame draw:style-name="gr17" draw:text-style-name="P3" draw:layer="layout" svg:width="1.882cm" svg:height="0.806cm" svg:x="12.382cm" svg:y="8.414cm">
          <draw:text-box>
            <text:p><text:span text:style-name="T2">Target</text:span></text:p>
          </draw:text-box>
        </draw:frame>
        <draw:frame draw:style-name="gr18" draw:text-style-name="P3" draw:layer="layout" svg:width="2.542cm" svg:height="0.806cm" svg:x="12.382cm" svg:y="6.8cm">
          <draw:text-box>
            <text:p><text:span text:style-name="T2">No target</text:span></text:p>
          </draw:text-box>
        </draw:frame>
        <draw:frame draw:style-name="gr19" draw:text-style-name="P3" draw:layer="layout" svg:width="2.073cm" svg:height="0.806cm" svg:x="12.382cm" svg:y="9.975cm">
          <draw:text-box>
            <text:p><text:span text:style-name="T2">Source</text:span></text:p>
          </draw:text-box>
        </draw:frame>
        <draw:line draw:style-name="gr20" draw:text-style-name="P1" draw:layer="layout" svg:x1="12.462cm" svg:y1="7.196cm" svg:x2="11.827cm" svg:y2="7.778cm">
          <text:p/>
        </draw:line>
        <draw:line draw:style-name="gr20" draw:text-style-name="P1" draw:layer="layout" svg:x1="12.472cm" svg:y1="8.881cm" svg:x2="11.837cm" svg:y2="9.463cm">
          <text:p/>
        </draw:line>
        <draw:line draw:style-name="gr20" draw:text-style-name="P1" draw:layer="layout" svg:x1="12.472cm" svg:y1="10.35cm" svg:x2="10.768cm" svg:y2="10.35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1131 1580" svg:d="M1013 1491l118 89-567-1580-564 1580 114-85 136-68 148-46 161-17 161 13 153 46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3.866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8T10:55:16.489714978</meta:creation-date>
    <dc:date>2023-06-01T12:41:28.708829249</dc:date>
    <meta:editing-duration>PT4H13M23S</meta:editing-duration>
    <meta:editing-cycles>7</meta:editing-cycles>
    <meta:generator>LibreOffice/7.3.7.2$Linux_X86_64 LibreOffice_project/30$Build-2</meta:generator>
    <meta:document-statistic meta:object-count="35"/>
  </office:meta>
</office:document-meta>
</file>